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8.2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2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3;0))" office:value-type="string" office:string-value="Week 8">
            <text:p>Week 8</text:p>
          </table:table-cell>
          <table:table-cell table:style-name="ce5" table:formula="of:=CONCATENATE(&quot;Week &quot;;TEXT(COLUMN()-3;0))" office:value-type="string" office:string-value="Week 9">
            <text:p>Week 9</text:p>
          </table:table-cell>
          <table:table-cell table:style-name="ce5" table:formula="of:=CONCATENATE(&quot;Week &quot;;TEXT(COLUMN()-3;0))" office:value-type="string" office:string-value="Week 10">
            <text:p>Week 10</text:p>
          </table:table-cell>
          <table:table-cell table:style-name="ce5" table:formula="of:=CONCATENATE(&quot;Week &quot;;TEXT(COLUMN()-3;0))" office:value-type="string" office:string-value="Week 11">
            <text:p>Week 11</text:p>
          </table:table-cell>
          <table:table-cell table:style-name="ce5" table:formula="of:=CONCATENATE(&quot;Week &quot;;TEXT(COLUMN()-3;0))" office:value-type="string" office:string-value="Week 12">
            <text:p>Week 12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formula="of:=[Steven_Bastiaens.C102]" office:value-type="float" office:value="9.7">
            <text:p>9,7</text:p>
          </table:table-cell>
          <table:table-cell table:formula="of:=[Steven_Bastiaens.C116]" office:value-type="float" office:value="22.15">
            <text:p>22,15</text:p>
          </table:table-cell>
          <table:table-cell table:number-columns-repeated="4"/>
          <table:table-cell table:style-name="ce8" table:formula="of:=SUM([.B2:.O2])" office:value-type="float" office:value="132.9">
            <text:p>132,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formula="of:=[Benjamin_Cousaert.C121]" office:value-type="float" office:value="3">
            <text:p>3</text:p>
          </table:table-cell>
          <table:table-cell table:formula="of:=[Benjamin_Cousaert.C128]" office:value-type="float" office:value="4.5">
            <text:p>4,5</text:p>
          </table:table-cell>
          <table:table-cell table:number-columns-repeated="4"/>
          <table:table-cell table:style-name="ce8" table:formula="of:=SUM([.B3:.O3])" office:value-type="float" office:value="118">
            <text:p>11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formula="of:=[Nils_Mak.C122]" office:value-type="float" office:value="6.25">
            <text:p>6,25</text:p>
          </table:table-cell>
          <table:table-cell table:formula="of:=[Nils_Mak.C146]" office:value-type="float" office:value="27.85">
            <text:p>27,85</text:p>
          </table:table-cell>
          <table:table-cell table:number-columns-repeated="4"/>
          <table:table-cell table:style-name="ce8" table:formula="of:=SUM([.B4:.O4])" office:value-type="float" office:value="139.6">
            <text:p>139,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formula="of:=[Niko_Strijbol.C120]" office:value-type="float" office:value="7.25">
            <text:p>7,25</text:p>
          </table:table-cell>
          <table:table-cell table:formula="of:=[Niko_Strijbol.C134]" office:value-type="float" office:value="24">
            <text:p>24</text:p>
          </table:table-cell>
          <table:table-cell table:number-columns-repeated="4"/>
          <table:table-cell table:style-name="ce8" table:formula="of:=SUM([.B5:.O5])" office:value-type="float" office:value="140.63">
            <text:p>140,6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formula="of:=[Domien_Van_Steendam.C108]" office:value-type="float" office:value="7.5">
            <text:p>7,5</text:p>
          </table:table-cell>
          <table:table-cell table:formula="of:=[Domien_Van_Steendam.C121]" office:value-type="float" office:value="22.75">
            <text:p>22,75</text:p>
          </table:table-cell>
          <table:table-cell table:number-columns-repeated="4"/>
          <table:table-cell table:style-name="ce8" table:formula="of:=SUM([.B6:.O6])" office:value-type="float" office:value="122.75">
            <text:p>122,7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formula="of:=[Karel_VandenBussche.C110]" office:value-type="float" office:value="11">
            <text:p>11</text:p>
          </table:table-cell>
          <table:table-cell table:formula="of:=[Karel_VandenBussche.C125]" office:value-type="float" office:value="12.65">
            <text:p>12,65</text:p>
          </table:table-cell>
          <table:table-cell table:number-columns-repeated="4"/>
          <table:table-cell table:style-name="ce8" table:formula="of:=SUM([.B7:.O7])" office:value-type="float" office:value="111.15">
            <text:p>111,1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formula="of:=[David_Vandorpe.C125]" office:value-type="float" office:value="4.25">
            <text:p>4,25</text:p>
          </table:table-cell>
          <table:table-cell table:formula="of:=[David_Vandorpe.C137]" office:value-type="float" office:value="17.7">
            <text:p>17,7</text:p>
          </table:table-cell>
          <table:table-cell table:number-columns-repeated="4"/>
          <table:table-cell table:style-name="ce8" table:formula="of:=SUM([.B8:.O8])" office:value-type="float" office:value="113.85">
            <text:p>113,8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3.5">
            <text:p>93,5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36.75">
            <text:p>36,75</text:p>
          </table:table-cell>
          <table:table-cell table:style-name="ce7" table:formula="of:=SUM([.J2:.J8])" office:value-type="float" office:value="48.95">
            <text:p>48,95</text:p>
          </table:table-cell>
          <table:table-cell table:style-name="ce7" table:formula="of:=SUM([.K2:.K8])" office:value-type="float" office:value="131.6">
            <text:p>131,6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6">
            <text:p>0,6</text:p>
          </table:table-cell>
          <table:table-cell table:style-name="ce17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4">
            <text:p>0,4</text:p>
          </table:table-cell>
          <table:table-cell table:style-name="ce17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9.5">
            <text:p>9,5</text:p>
          </table:table-cell>
          <table:table-cell table:style-name="ce18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.9">
            <text:p>1,9</text:p>
          </table:table-cell>
          <table:table-cell table:style-name="ce18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16" office:value-type="date" office:date-value="2017-04-15">
            <text:p>15/04/17</text:p>
          </table:table-cell>
          <table:table-cell table:style-name="ce19" office:value-type="float" office:value="4.2">
            <text:p>4,2</text:p>
          </table:table-cell>
          <table:table-cell table:style-name="ce19" office:value-type="string">
            <text:p>factuur controller, besprekingen, pull req rev, probleemen api eigen domeinmodel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verder factuur (invo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2.5">
            <text:p>2,5</text:p>
          </table:table-cell>
          <table:table-cell table:style-name="ce19" office:value-type="string">
            <text:p>verder invoice, default data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9.7">
            <text:p>9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0.15">
            <text:p>0,15</text:p>
          </table:table-cell>
          <table:table-cell table:style-name="ce18" office:value-type="string">
            <text:p>review pull req sub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active invoice, etc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erder beginselen active, fleet periodes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s fixen, nog een schemasql probl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test fixes trigger, updated domeinmodel, enzo ('meeting/ werk samen met Domien en david'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n factuur berekeningen, dubuggen,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ax,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dao testen proberen fixen met hsqldb, archiveren beetje verder, vannales en nog wat (samen met niko e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a deadline, testen van facturen met auth, small fixes, ppt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15])" office:value-type="float" office:value="22.15">
            <text:p>22,15</text:p>
          </table:table-cell>
          <table:table-cell table:style-name="ce6"/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view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slin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18n switche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8:.C120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Language switch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Review PR Nils and fix Fleets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P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7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4.25">
            <text:p>4,25</text:p>
          </table:table-cell>
          <table:table-cell table:style-name="ce18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.3">
            <text:p>3,3</text:p>
          </table:table-cell>
          <table:table-cell table:style-name="ce18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d routing contracts, edit contract, contract for companies, fleets &amp; vehicle seperated func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fixing frontend bugs with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obile sidebar hamburger menu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9:.C121])" office:value-type="float" office:value="6.25">
            <text:p>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ebugging authorization branch + implementing function overview in Edit&amp;Add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ing a control component for editting roles and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eRoleForm and changing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Add function, changing PermissionControl, adding new permission overview 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new table with action colum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Creating EditRo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Debugging auth branch, changing mobile menu logic to 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Changed ContractForm types to a FormChoic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dded notification that passw doesn't need to get changed in UserEdit.ts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Invoice Actions to Fleet &amp; adding Invoice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voice component + download pdf a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solve merge conflicts from merging all frontend branches + testing for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Debugging with David &amp;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role errors and debugg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mpanies adding type to addCompan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added confirmation to delete buttons and changed their names to Archiv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xed company type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ing dem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last bugs for presentation (invoices,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ilestone 2: presentatio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6:.C145])" office:value-type="float" office:value="27.85">
            <text:p>27,85</text:p>
          </table:table-cell>
          <table:table-cell table:style-name="ce6"/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33">
            <text:p>1,33</text:p>
          </table:table-cell>
          <table:table-cell table:style-name="ce21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25">
            <text:p>2,25</text:p>
          </table:table-cell>
          <table:table-cell table:style-name="ce18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ermission proposal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2">
            <text:p>1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gerelateerd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pdate API-doc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Review and improve PR'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19])" office:value-type="float" office:value="7.25">
            <text:p>7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Werken aan de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ack-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eRoleForm and changing permissions to reflect the API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 function, changing PermissionControl, adding new table for permissions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delete function &amp; button, changing table layout for roles &amp;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+ reviewen back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analles en nog wa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analles en nog wat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nvoices enzo + een beetje voor de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4:.C133])" office:value-type="float" office:value="24">
            <text:p>24</text:p>
          </table:table-cell>
          <table:table-cell table:style-name="ce6"/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2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ronten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acturen en overschreven kosten migration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Facturen en overschreven kosten afwerken (pr 298), fixes (pr 297), api veranderingen doorvo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Issues fixes, peer reviews, taxes, backend globaal testen, migration fix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307 met testen, invoice pdf : bugfix ivm url extensies &amp; pdf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timesheets bundelen pasen 2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df testen, facturen genereren en testen, migrations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acturen, bugfixes samen met Steven en David (13-18u30u, 30m pauz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acturen &amp;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actureren bugfixes: verkeerde bedragen, onopgeslagen facturen, oneindige lu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acturen pull request afronden, commentaren doorvoeren, auth in combinatie met factu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erscheidene bugs fixen, facturen pdf updaten, project controleren, presentatie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nal touches backend, presentatie voorbereiding, presentatie zelf, pdf toegevoegd voor current invoic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20])" office:value-type="float" office:value="22.75">
            <text:p>22,75</text:p>
          </table:table-cell>
          <table:table-cell table:style-name="ce6"/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0.5">
            <text:p>0,5</text:p>
          </table:table-cell>
          <table:table-cell table:style-name="ce24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12">
            <text:p>12/03/17</text:p>
          </table:table-cell>
          <table:table-cell table:style-name="ce18" office:value-type="float" office:value="5">
            <text:p>5</text:p>
          </table:table-cell>
          <table:table-cell table:style-name="ce24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jest util tests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ontracts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meer problemen oplossen (noce,...) =&gt; pruts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Zoeken naar bug van contracts in back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09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agination based on amount of p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ractor contracts fet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nit tests filter &amp; pagedresul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Errormessages npm fix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eedscript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ttings bij fleet bij creatie en edit (edit niet gelukt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0.15">
            <text:p>0,15</text:p>
          </table:table-cell>
          <table:table-cell table:style-name="ce18" office:value-type="string">
            <text:p>State error er uit ha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Contractfetch oplosse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leet fix + fleetsettin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s voor de deadline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en &amp; fixen na de deadlin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24])" office:value-type="float" office:value="12.65">
            <text:p>12,65</text:p>
          </table:table-cell>
          <table:table-cell table:style-name="ce6"/>
          <table:table-cell table:number-columns-repeated="102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5">
            <text:p>25/02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4" office:value-type="float" office:value="3">
            <text:p>3</text:p>
          </table:table-cell>
          <table:table-cell table:style-name="ce25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2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1">
            <text:p>0,1</text:p>
          </table:table-cell>
          <table:table-cell table:style-name="ce18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rge conflicts master-&gt;json_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R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failed automaticly triggered deploy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 to JSON 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actor part I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se builders to build token response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ocumenteren methodes en klass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rnaire relatie gebruiker-bedrijf-rol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es uit db in JWT inlad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parsing authorities van JWT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documentatie Spring authorizatie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gin PermissionEvaluator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on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NoOpPassword encoder en testen+ fixen function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uthorisatie in controller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2:.C124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spreking milestone2 met begeleid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2">
            <text:p>0,2</text:p>
          </table:table-cell>
          <table:table-cell table:style-name="ce18" office:value-type="string">
            <text:p>Deployen van fixes gisterenavo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fronden milestone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tal fixes voor frontend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Nachtwerk dao's, sonarqube, deel invoiceservice, JP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fronden authoriz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Herwerken authorizatie na API upd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itzoeken waarom Spring lastig doet over pdf's (blijkbaar @Component vergeten)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9:.C136])" office:value-type="float" office:value="17.7">
            <text:p>17,7</text:p>
          </table:table-cell>
          <table:table-cell table:style-name="ce6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25/04/2017</text:date>, <text:time>02:04: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4-25T02:04:43.94</dc:date>
    <meta:print-date>2017-03-07T01:38:41Z</meta:print-date>
    <meta:editing-cycles>55</meta:editing-cycles>
    <meta:editing-duration>PT4H20M50S</meta:editing-duration>
    <meta:document-statistic meta:table-count="8" meta:cell-count="2135" meta:object-count="0"/>
  </office:meta>
</office:document-meta>
</file>